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officeooo:rsid="0016d6dd" officeooo:paragraph-rsid="0016d6dd"/>
    </style:style>
    <style:style style:name="P2" style:family="paragraph" style:parent-style-name="Standard">
      <style:text-properties style:font-name="Liberation Mono" officeooo:rsid="00173bcd" officeooo:paragraph-rsid="00173b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b)<text:tab/>Values my function returns together with interval used are presented below. One can see that the solution is not exactly same for every interval. I think this can be explained by the use of sqrt(epsilon) in determining whether limits of the interval are close enough to each other that one can say that the minimum has been found. For doubles, machine epsilon is about 1e-16, which means its square root is about 1e-8. This leaves plenty of room for wiggle in last shown decimal places.</text:p>
      <text:p text:style-name="P1"/>
      <text:p text:style-name="P1">[5.0, 10.0] 7.1553782834</text:p>
      <text:p text:style-name="P1">[5.1, 10.1] 7.1553782788</text:p>
      <text:p text:style-name="P1">[4.9, 9.9] <text:s/>7.1553782543</text:p>
      <text:p text:style-name="P1"/>
      <text:p text:style-name="P2">2. b) a and b given to fork_2d are shown below together with the location of the minimum points. When search area is small and symmetrical relative to the real minimum, results are good but when the minimum is not near the center of the area or the area is too large, results get worse. </text:p>
      <text:p text:style-name="P2"/>
      <text:p text:style-name="P2">[0.500000, 1.500000]: (1.0000000095, 1.0000000030)</text:p>
      <text:p text:style-name="P2">[0.400000, 1.400000]: (0.9000000000, 0.9000000000)</text:p>
      <text:p text:style-name="P2">[-0.600000, 1.600000]: (1.0997937630, 1.2100000019)</text:p>
      <text:p text:style-name="P2">[-2.000000, 4.000000]: (1.0000000032, 1.0000000032)</text:p>
      <text:p text:style-name="P2">[-3.000000, 5.000000]: (-0.9899109929, 0.98997473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00:05:40.606089526</meta:creation-date>
    <dc:date>2017-03-21T01:59:39.139728193</dc:date>
    <meta:editing-duration>PT1H53M58S</meta:editing-duration>
    <meta:editing-cycles>2</meta:editing-cycles>
    <meta:generator>LibreOffice/5.1.6.2$Linux_X86_64 LibreOffice_project/10m0$Build-2</meta:generator>
    <meta:document-statistic meta:table-count="0" meta:image-count="0" meta:object-count="0" meta:page-count="1" meta:paragraph-count="10" meta:word-count="171" meta:character-count="1105" meta:non-whitespace-character-count="942"/>
  </office:meta>
</office:document-meta>
</file>